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rain exhaustive</text:p>
          </table:table-cell>
          <table:table-cell office:value-type="string" calcext:value-type="string">
            <text:p>3 dim (3 skip factor)</text:p>
          </table:table-cell>
          <table:table-cell/>
          <table:table-cell office:value-type="string" calcext:value-type="string">
            <text:p>Grain random</text:p>
          </table:table-cell>
          <table:table-cell office:value-type="string" calcext:value-type="string">
            <text:p>5 dim (10 guesses)</text:p>
          </table:table-cell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  <table:table-cell/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in exhaustive no h</text:p>
          </table:table-cell>
          <table:table-cell table:number-columns-repeated="2"/>
          <table:table-cell office:value-type="string" calcext:value-type="string">
            <text:p>grain guess no h</text:p>
          </table:table-cell>
          <table:table-cell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  <table:table-cell/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in exhaustive no l</text:p>
          </table:table-cell>
          <table:table-cell table:number-columns-repeated="2"/>
          <table:table-cell office:value-type="string" calcext:value-type="string">
            <text:p>grain guess no l</text:p>
          </table:table-cell>
          <table:table-cell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  <table:table-cell/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in exhaustive no ml</text:p>
          </table:table-cell>
          <table:table-cell table:number-columns-repeated="2"/>
          <table:table-cell office:value-type="string" calcext:value-type="string">
            <text:p>grain guess no ml</text:p>
          </table:table-cell>
          <table:table-cell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  <table:table-cell/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in exhaustive no mnl</text:p>
          </table:table-cell>
          <table:table-cell table:number-columns-repeated="2"/>
          <table:table-cell office:value-type="string" calcext:value-type="string">
            <text:p>Grain guess no mnl</text:p>
          </table:table-cell>
          <table:table-cell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  <table:table-cell/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in exhaustive no ni</text:p>
          </table:table-cell>
          <table:table-cell table:number-columns-repeated="2"/>
          <table:table-cell office:value-type="string" calcext:value-type="string">
            <text:p>grain guess no ni</text:p>
          </table:table-cell>
          <table:table-cell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  <table:table-cell/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in exhaustive nl</text:p>
          </table:table-cell>
          <table:table-cell table:number-columns-repeated="2"/>
          <table:table-cell office:value-type="string" calcext:value-type="string">
            <text:p>grain guess no nl</text:p>
          </table:table-cell>
          <table:table-cell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  <table:table-cell/>
          <table:table-cell office:value-type="string" calcext:value-type="string">
            <text:p>clocks</text:p>
          </table:table-cell>
          <table:table-cell office:value-type="string" calcext:value-type="string">
            <text:p>Terms f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20:19:54.009000000</meta:creation-date>
    <dc:date>2015-04-24T21:43:16.193000000</dc:date>
    <meta:editing-duration>PT52M38S</meta:editing-duration>
    <meta:editing-cycles>7</meta:editing-cycles>
    <meta:generator>LibreOffice/4.4.1.2$Windows_x86 LibreOffice_project/45e2de17089c24a1fa810c8f975a7171ba4cd432</meta:generator>
    <meta:document-statistic meta:table-count="1" meta:cell-count="772" meta:object-count="0"/>
  </office:meta>
</office:document-meta>
</file>